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6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24 </text:span><text:span text:style-name="T2"><text:tab/></text:span><text:span text:style-name="T4">Теорема Чебишева</text:span><text:span text:style-name="T2">. Нехай існує послідовність </text:span><text:span text:style-name="T2"><draw:frame draw:style-name="fr1" draw:name="Object1" text:anchor-type="as-char" svg:y="-0.198in" svg:width="0.7693in" svg:height="0.327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- попарно незалежних випадкових велечин зі скінченними дисперсіями, тодто </text:span><text:span text:style-name="T2"><draw:frame draw:style-name="fr1" draw:name="Object2" text:anchor-type="as-char" svg:y="-0.198in" svg:width="0.7839in" svg:height="0.2484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. Тоді </text:span><text:span text:style-name="T2"><draw:frame draw:style-name="fr1" draw:name="Object3" text:anchor-type="as-char" svg:y="-0.3335in" svg:width="3.8063in" svg:height="0.5283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pan text:style-name="T3">Теорема Муавра-Лапласа</text:span></text:p>
      <text:p text:style-name="mark"><text:span text:style-name="T2">n – кількість випробувань, р – успіх</text:span></text:p>
      <text:p text:style-name="mark"><text:span text:style-name="T2"><draw:frame draw:style-name="fr1" draw:name="Object4" text:anchor-type="as-char" svg:y="-0.1098in" svg:width="0.2299in" svg:height="0.2398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- кількість успіхів</text:span></text:p>
      <text:p text:style-name="mark"><text:span text:style-name="T2"><draw:frame draw:style-name="fr1" draw:name="Object5" text:anchor-type="as-char" svg:y="-0.198in" svg:width="2.0909in" svg:height="0.2457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:</text:span></text:p>
      <text:p text:style-name="mark"><text:span text:style-name="T2"><draw:frame draw:style-name="fr1" draw:name="Object6" text:anchor-type="as-char" svg:y="-0.5283in" svg:width="3.4882in" svg:height="0.7425in" draw:z-index="5"><draw:object xlink:href="./Object 6" xlink:type="simple" xlink:show="embed" xlink:actuate="onLoad"/><draw:image xlink:href="./ObjectReplacements/Object 6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1T13:33:55</dc:date>
    <dc:creator>axel </dc:creator>
    <meta:editing-duration>PT12H16M53S</meta:editing-duration>
    <meta:editing-cycles>36</meta:editing-cycles>
    <meta:document-statistic meta:table-count="0" meta:image-count="0" meta:object-count="6" meta:page-count="1" meta:paragraph-count="6" meta:word-count="30" meta:character-count="215" meta:non-whitespace-character-count="182"/>
  </office:meta>
</office:document-meta>
</file>

<file path=Object 1/content.xml><?xml version="1.0" encoding="utf-8"?>
<math xmlns="http://www.w3.org/1998/Math/MathML">
  <semantics>
    <mrow>
      <msub>
        <mo stretchy="false">ξ</mo>
        <mn>1,</mn>
      </msub>
      <mn>...</mn>
      <mi>,</mi>
      <msub>
        <mo stretchy="false">ξ</mo>
        <mi>n</mi>
      </msub>
    </mrow>
    <annotation encoding="StarMath 5.0">%xi _1, ..., %xi _ n</annotation>
  </semantics>
</math>
</file>

<file path=Object 2/content.xml><?xml version="1.0" encoding="utf-8"?>
<math xmlns="http://www.w3.org/1998/Math/MathML">
  <semantics>
    <mrow>
      <mo stretchy="false">Δ</mo>
      <mo stretchy="false">ξ</mo>
      <mrow>
        <mi>n</mi>
        <mo stretchy="false">≤</mo>
        <mi>C</mi>
      </mrow>
    </mrow>
    <annotation encoding="StarMath 5.0">%DELTA %xi n &lt;= C</annotation>
  </semantics>
</math>
</file>

<file path=Object 3/content.xml><?xml version="1.0" encoding="utf-8"?>
<math xmlns="http://www.w3.org/1998/Math/MathML">
  <semantics>
    <mrow>
      <mo stretchy="false">∀</mo>
      <mrow>
        <mo stretchy="false">(</mo>
        <mrow>
          <mrow>
            <mo stretchy="false">ε</mo>
            <mo stretchy="false">&gt;</mo>
            <mn>0</mn>
          </mrow>
        </mrow>
        <mo stretchy="false">)</mo>
      </mrow>
      <mi mathvariant="normal">:</mi>
      <mrow>
        <munder>
          <mi>lim</mi>
          <mrow>
            <mi>n</mi>
            <mo stretchy="false">→</mo>
            <mo stretchy="false">∞</mo>
          </mrow>
        </munder>
        <mi>P</mi>
      </mrow>
      <mo stretchy="false">{</mo>
      <mrow>
        <mfenced open="∣" close="∣">
          <mrow>
            <mfrac>
              <mrow>
                <mn>1</mn>
              </mrow>
              <mrow>
                <mi>n</mi>
              </mrow>
            </mfrac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sub>
                <mo stretchy="false">ξ</mo>
                <mi>i</mi>
              </msub>
            </mrow>
            <mi>–</mi>
            <mfrac>
              <mrow>
                <mn>1</mn>
              </mrow>
              <mrow>
                <mi>n</mi>
              </mrow>
            </mfrac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i>M</mi>
            </mrow>
            <msub>
              <mo stretchy="false">ξ</mo>
              <mi>i</mi>
            </msub>
          </mrow>
        </mfenced>
        <mo stretchy="false">&gt;</mo>
        <mo stretchy="false">ε</mo>
      </mrow>
      <mrow>
        <mo stretchy="false">}</mo>
        <mo stretchy="false">=</mo>
        <mn>0</mn>
      </mrow>
    </mrow>
    <annotation encoding="StarMath 5.0">forall (%varepsilon &gt; 0): lim from {n rightarrow infinity} P \{abs{{1} over {n} sum from {i=1} to {n} %xi _i – {1} over {n} sum from{i=1} to{n} M%xi _i} &gt; %varepsilon\} = 0</annotation>
  </semantics>
</math>
</file>

<file path=Object 4/content.xml><?xml version="1.0" encoding="utf-8"?>
<math xmlns="http://www.w3.org/1998/Math/MathML">
  <semantics>
    <mrow>
      <msub>
        <mo stretchy="false">μ</mo>
        <mi>n</mi>
      </msub>
    </mrow>
    <annotation encoding="StarMath 5.0">%mu _n</annotation>
  </semantics>
</math>
</file>

<file path=Object 5/content.xml><?xml version="1.0" encoding="utf-8"?>
<math xmlns="http://www.w3.org/1998/Math/MathML">
  <semantics>
    <mrow>
      <mo stretchy="false">∀</mo>
      <mi>a</mi>
      <mi>,</mi>
      <mi>b</mi>
      <mrow>
        <mrow>
          <mrow>
            <mrow>
              <mi mathvariant="normal">:</mi>
              <mo stretchy="false">−</mo>
              <mo stretchy="false">∞</mo>
            </mrow>
            <mo stretchy="false">≤</mo>
            <mi>a</mi>
          </mrow>
          <mo stretchy="false">&lt;</mo>
          <mi>b</mi>
        </mrow>
        <mo stretchy="false">≤</mo>
        <mrow>
          <mo stretchy="false">+</mo>
          <mo stretchy="false">∞</mo>
        </mrow>
      </mrow>
    </mrow>
    <annotation encoding="StarMath 5.0">forall a,b: -infinity &lt;= a&lt;b&lt;=+infinity</annotation>
  </semantics>
</math>
</file>

<file path=Object 6/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</mrow>
        </munder>
        <mi>P</mi>
      </mrow>
      <mo stretchy="false">{</mo>
      <mrow>
        <mrow>
          <mi>a</mi>
          <mo stretchy="false">≤</mo>
          <mfrac>
            <mrow>
              <msub>
                <mo stretchy="false">μ</mo>
                <mi>n</mi>
              </msub>
              <mi>–</mi>
              <mi mathvariant="italic">np</mi>
            </mrow>
            <mrow>
              <msqrt>
                <mrow>
                  <mi mathvariant="italic">npq</mi>
                </mrow>
              </msqrt>
            </mrow>
          </mfrac>
        </mrow>
        <mo stretchy="false">&lt;</mo>
        <mi>b</mi>
      </mrow>
      <mrow>
        <mo stretchy="false">}</mo>
        <mo stretchy="false">=</mo>
        <mfrac>
          <mrow>
            <mn>1</mn>
          </mrow>
          <mrow>
            <msqrt>
              <mrow>
                <mn>2</mn>
                <mo stretchy="false">π</mo>
              </mrow>
            </msqrt>
          </mrow>
        </mfrac>
      </mrow>
      <mrow>
        <munderover>
          <mo stretchy="false">∫</mo>
          <mrow>
            <mi>a</mi>
          </mrow>
          <mrow>
            <mi>b</mi>
          </mrow>
        </munderover>
        <msup>
          <mi>e</mi>
          <mrow>
            <mfrac>
              <mrow>
                <mo stretchy="false">−</mo>
                <mrow>
                  <msup>
                    <mi>U</mi>
                    <mn>2</mn>
                  </msup>
                </mrow>
              </mrow>
              <mn>2</mn>
            </mfrac>
          </mrow>
        </msup>
      </mrow>
      <mi mathvariant="italic">du</mi>
    </mrow>
    <annotation encoding="StarMath 5.0">lim from {n rightarrow infinity} P\{ a&lt;= {%mu _n – np} over {sqrt{npq}} &lt; b\} = {1} over {sqrt{2 %pi}} int from {a} to {b} e^{-{U^2} over 2}du</annotation>
  </semantics>
</math>
</file>